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DDC6BF094C.png" manifest:media-type="image/png"/>
  <manifest:file-entry manifest:full-path="Pictures/100000010000036A0000012684C89F96.png" manifest:media-type="image/png"/>
  <manifest:file-entry manifest:full-path="Pictures/1000000100000333000002D2E66FE1BE.png" manifest:media-type="image/png"/>
  <manifest:file-entry manifest:full-path="Pictures/10000001000002E0000001D8DF49F22C.png" manifest:media-type="image/png"/>
  <manifest:file-entry manifest:full-path="Pictures/1000000100000359000002A967A8A4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61d" officeooo:paragraph-rsid="0015761d"/>
    </style:style>
    <style:style style:name="P2" style:family="paragraph" style:parent-style-name="Standard">
      <style:paragraph-properties fo:break-before="page"/>
      <style:text-properties officeooo:rsid="0015761d" officeooo:paragraph-rsid="001576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1098in" svg:y="-0.5791in" svg:width="6.6929in" svg:height="5.3181in" draw:z-index="0"><draw:image xlink:href="Pictures/1000000100000359000002A967A8A49C.png" xlink:type="simple" xlink:show="embed" xlink:actuate="onLoad" draw:mime-type="image/png"/></draw:frame><draw:frame draw:style-name="fr3" draw:name="Image2" text:anchor-type="char" svg:x="0.3425in" svg:y="4.9835in" svg:width="6.2764in" svg:height="5.5327in" draw:z-index="1"><draw:image xlink:href="Pictures/1000000100000333000002D2E66FE1BE.png" xlink:type="simple" xlink:show="embed" xlink:actuate="onLoad" draw:mime-type="image/png"/></draw:frame></text:p>
      <text:p text:style-name="P2"><draw:frame draw:style-name="fr1" draw:name="Image3" text:anchor-type="char" svg:width="6.6929in" svg:height="2.2516in" draw:z-index="2"><draw:image xlink:href="Pictures/100000010000036A0000012684C89F96.png" xlink:type="simple" xlink:show="embed" xlink:actuate="onLoad" draw:mime-type="image/png"/></draw:frame></text:p>
      <text:p text:style-name="P1"/>
      <text:p text:style-name="P1"><draw:frame draw:style-name="fr2" draw:name="Image4" text:anchor-type="char" svg:width="5.3646in" svg:height="2.302in" draw:z-index="3"><draw:image xlink:href="Pictures/1000000100000203000000DDC6BF094C.png" xlink:type="simple" xlink:show="embed" xlink:actuate="onLoad" draw:mime-type="image/png"/></draw:frame><draw:frame draw:style-name="fr1" draw:name="Image5" text:anchor-type="char" svg:width="6.6929in" svg:height="4.2917in" draw:z-index="4"><draw:image xlink:href="Pictures/10000001000002E0000001D8DF49F2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1:58:14.702793575</meta:creation-date>
    <dc:date>2026-03-09T12:10:20.839031412</dc:date>
    <meta:editing-duration>PT12M6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24.2.7.2$Linux_X86_64 LibreOffice_project/420$Build-2</meta:generator>
  </office:meta>
</office:document-meta>
</file>